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rotation-align="none"/>
    </style:style>
    <style:style style:name="ce7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length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pin (FPGA)</text:p>
          </table:table-cell>
          <table:table-cell office:value-type="string" calcext:value-type="string">
            <text:p>pin (board)</text:p>
          </table:table-cell>
          <table:table-cell office:value-type="string" calcext:value-type="string">
            <text:p>Ztex 2.13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Should be</text:p>
          </table:table-cell>
          <table:table-cell table:number-columns-repeated="2"/>
          <table:table-cell office:value-type="string" calcext:value-type="string">
            <text:p>Prev</text:p>
          </table:table-cell>
        </table:table-row>
        <table:table-row table:style-name="ro1">
          <table:table-cell office:value-type="string" calcext:value-type="string">
            <text:p>HDMI_D2+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27</text:p>
          </table:table-cell>
          <table:table-cell table:style-name="ce2" office:value-type="float" office:value="17.29" calcext:value-type="float">
            <text:p>17,29</text:p>
          </table:table-cell>
          <table:table-cell office:value-type="float" office:value="29.55" calcext:value-type="float">
            <text:p>29,55</text:p>
          </table:table-cell>
          <table:table-cell table:formula="of:=[.D2]+[.E2]" office:value-type="float" office:value="46.84" calcext:value-type="float">
            <text:p>46,84</text:p>
          </table:table-cell>
          <table:table-cell table:formula="of:=[.$F$11]-[.F2]" office:value-type="float" office:value="0.00900000000000034" calcext:value-type="float">
            <text:p>0,009</text:p>
          </table:table-cell>
          <table:table-cell table:formula="of:=[.E2]+[.G2]" office:value-type="float" office:value="29.559" calcext:value-type="float">
            <text:p>29,559</text:p>
          </table:table-cell>
          <table:table-cell table:number-columns-repeated="2"/>
          <table:table-cell office:value-type="float" office:value="64.105" calcext:value-type="float">
            <text:p>64,105</text:p>
          </table:table-cell>
        </table:table-row>
        <table:table-row table:style-name="ro1">
          <table:table-cell office:value-type="string" calcext:value-type="string">
            <text:p>HDMI_D2-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28</text:p>
          </table:table-cell>
          <table:table-cell table:style-name="ce2" office:value-type="float" office:value="18.35" calcext:value-type="float">
            <text:p>18,35</text:p>
          </table:table-cell>
          <table:table-cell office:value-type="float" office:value="28.495" calcext:value-type="float">
            <text:p>28,495</text:p>
          </table:table-cell>
          <table:table-cell table:formula="of:=[.D3]+[.E3]" office:value-type="float" office:value="46.845" calcext:value-type="float">
            <text:p>46,845</text:p>
          </table:table-cell>
          <table:table-cell table:formula="of:=[.$F$11]-[.F3]" office:value-type="float" office:value="0.00400000000000489" calcext:value-type="float">
            <text:p>0,004000000000005</text:p>
          </table:table-cell>
          <table:table-cell table:formula="of:=[.E3]+[.G3]" office:value-type="float" office:value="28.499" calcext:value-type="float">
            <text:p>28,499</text:p>
          </table:table-cell>
          <table:table-cell table:number-columns-repeated="2"/>
          <table:table-cell office:value-type="float" office:value="57.775" calcext:value-type="float">
            <text:p>57,775</text:p>
          </table:table-cell>
        </table:table-row>
        <table:table-row table:style-name="ro1">
          <table:table-cell office:value-type="string" calcext:value-type="string">
            <text:p>HDMI_D1+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C28</text:p>
          </table:table-cell>
          <table:table-cell table:style-name="ce2" office:value-type="float" office:value="16.75" calcext:value-type="float">
            <text:p>16,75</text:p>
          </table:table-cell>
          <table:table-cell office:value-type="float" office:value="30.099" calcext:value-type="float">
            <text:p>30,099</text:p>
          </table:table-cell>
          <table:table-cell table:formula="of:=[.D4]+[.E4]" office:value-type="float" office:value="46.849" calcext:value-type="float">
            <text:p>46,849</text:p>
          </table:table-cell>
          <table:table-cell table:formula="of:=[.$F$11]-[.F4]" office:value-type="float" office:value="0" calcext:value-type="float">
            <text:p>0</text:p>
          </table:table-cell>
          <table:table-cell table:formula="of:=[.E4]+[.G4]" office:value-type="float" office:value="30.099" calcext:value-type="float">
            <text:p>30,099</text:p>
          </table:table-cell>
          <table:table-cell table:number-columns-repeated="2"/>
          <table:table-cell office:value-type="float" office:value="64.819" calcext:value-type="float">
            <text:p>64,819</text:p>
          </table:table-cell>
        </table:table-row>
        <table:table-row table:style-name="ro1">
          <table:table-cell office:value-type="string" calcext:value-type="string">
            <text:p>HDMI_D1-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C27</text:p>
          </table:table-cell>
          <table:table-cell table:style-name="ce2" office:value-type="float" office:value="15.81" calcext:value-type="float">
            <text:p>15,81</text:p>
          </table:table-cell>
          <table:table-cell office:value-type="float" office:value="31.03" calcext:value-type="float">
            <text:p>31,03</text:p>
          </table:table-cell>
          <table:table-cell table:formula="of:=[.D5]+[.E5]" office:value-type="float" office:value="46.84" calcext:value-type="float">
            <text:p>46,84</text:p>
          </table:table-cell>
          <table:table-cell table:formula="of:=[.$F$11]-[.F5]" office:value-type="float" office:value="0.00900000000000034" calcext:value-type="float">
            <text:p>0,009</text:p>
          </table:table-cell>
          <table:table-cell table:formula="of:=[.E5]+[.G5]" office:value-type="float" office:value="31.039" calcext:value-type="float">
            <text:p>31,039</text:p>
          </table:table-cell>
          <table:table-cell table:number-columns-repeated="2"/>
          <table:table-cell office:value-type="float" office:value="62.819" calcext:value-type="float">
            <text:p>62,819</text:p>
          </table:table-cell>
        </table:table-row>
        <table:table-row table:style-name="ro1">
          <table:table-cell office:value-type="string" calcext:value-type="string">
            <text:p>HDMI_D0+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29</text:p>
          </table:table-cell>
          <table:table-cell table:style-name="ce2" office:value-type="float" office:value="20.28" calcext:value-type="float">
            <text:p>20,28</text:p>
          </table:table-cell>
          <table:table-cell office:value-type="float" office:value="26.56" calcext:value-type="float">
            <text:p>26,56</text:p>
          </table:table-cell>
          <table:table-cell table:formula="of:=[.D6]+[.E6]" office:value-type="float" office:value="46.84" calcext:value-type="float">
            <text:p>46,84</text:p>
          </table:table-cell>
          <table:table-cell table:formula="of:=[.$F$11]-[.F6]" office:value-type="float" office:value="0.00900000000000034" calcext:value-type="float">
            <text:p>0,009</text:p>
          </table:table-cell>
          <table:table-cell table:formula="of:=[.E6]+[.G6]" office:value-type="float" office:value="26.569" calcext:value-type="float">
            <text:p>26,569</text:p>
          </table:table-cell>
          <table:table-cell table:number-columns-repeated="2"/>
          <table:table-cell office:value-type="float" office:value="55.571" calcext:value-type="float">
            <text:p>55,571</text:p>
          </table:table-cell>
        </table:table-row>
        <table:table-row table:style-name="ro1">
          <table:table-cell office:value-type="string" calcext:value-type="string">
            <text:p>HDMI_D0-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D30</text:p>
          </table:table-cell>
          <table:table-cell table:style-name="ce2" office:value-type="float" office:value="22.14" calcext:value-type="float">
            <text:p>22,14</text:p>
          </table:table-cell>
          <table:table-cell office:value-type="float" office:value="24.695" calcext:value-type="float">
            <text:p>24,695</text:p>
          </table:table-cell>
          <table:table-cell table:formula="of:=[.D15]+[.E7]" office:value-type="float" office:value="40.625" calcext:value-type="float">
            <text:p>40,625</text:p>
          </table:table-cell>
          <table:table-cell table:formula="of:=[.$F$11]-[.F7]" office:value-type="float" office:value="6.224" calcext:value-type="float">
            <text:p>6,224</text:p>
          </table:table-cell>
          <table:table-cell table:formula="of:=[.E7]+[.G7]" office:value-type="float" office:value="30.919" calcext:value-type="float">
            <text:p>30,919</text:p>
          </table:table-cell>
          <table:table-cell table:number-columns-repeated="2"/>
          <table:table-cell office:value-type="float" office:value="50.731" calcext:value-type="float">
            <text:p>50,731</text:p>
          </table:table-cell>
        </table:table-row>
        <table:table-row table:style-name="ro1">
          <table:table-cell office:value-type="string" calcext:value-type="string">
            <text:p>HDMI_CLK+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C30</text:p>
          </table:table-cell>
          <table:table-cell table:style-name="ce2" office:value-type="float" office:value="20.19" calcext:value-type="float">
            <text:p>20,19</text:p>
          </table:table-cell>
          <table:table-cell office:value-type="float" office:value="26.655" calcext:value-type="float">
            <text:p>26,655</text:p>
          </table:table-cell>
          <table:table-cell table:formula="of:=[.D16]+[.E8]" office:value-type="float" office:value="40.835" calcext:value-type="float">
            <text:p>40,835</text:p>
          </table:table-cell>
          <table:table-cell table:formula="of:=[.$F$11]-[.F8]" office:value-type="float" office:value="6.014" calcext:value-type="float">
            <text:p>6,014</text:p>
          </table:table-cell>
          <table:table-cell table:formula="of:=[.E8]+[.G8]" office:value-type="float" office:value="32.669" calcext:value-type="float">
            <text:p>32,669</text:p>
          </table:table-cell>
          <table:table-cell table:number-columns-repeated="2"/>
          <table:table-cell office:value-type="float" office:value="50.299" calcext:value-type="float">
            <text:p>50,299</text:p>
          </table:table-cell>
        </table:table-row>
        <table:table-row table:style-name="ro1">
          <table:table-cell office:value-type="string" calcext:value-type="string">
            <text:p>HDMI_CLK-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C29</text:p>
          </table:table-cell>
          <table:table-cell table:style-name="ce2" office:value-type="float" office:value="18.52" calcext:value-type="float">
            <text:p>18,52</text:p>
          </table:table-cell>
          <table:table-cell office:value-type="float" office:value="28.325" calcext:value-type="float">
            <text:p>28,325</text:p>
          </table:table-cell>
          <table:table-cell table:formula="of:=[.D17]+[.E9]" office:value-type="float" office:value="41.235" calcext:value-type="float">
            <text:p>41,235</text:p>
          </table:table-cell>
          <table:table-cell table:formula="of:=[.$F$11]-[.F9]" office:value-type="float" office:value="5.614" calcext:value-type="float">
            <text:p>5,614</text:p>
          </table:table-cell>
          <table:table-cell table:formula="of:=[.E9]+[.G9]" office:value-type="float" office:value="33.939" calcext:value-type="float">
            <text:p>33,939</text:p>
          </table:table-cell>
          <table:table-cell table:number-columns-repeated="2"/>
          <table:table-cell office:value-type="float" office:value="49.619" calcext:value-type="float">
            <text:p>49,6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MAX([.F2:.F9])" office:value-type="float" office:value="46.849" calcext:value-type="float">
            <text:p>46,849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PMOD-56-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D26</text:p>
          </table:table-cell>
          <table:table-cell table:style-name="ce2" office:value-type="float" office:value="15.93" calcext:value-type="float">
            <text:p>15,93</text:p>
          </table:table-cell>
          <table:table-cell office:value-type="float" office:value="70.21" calcext:value-type="float">
            <text:p>70,21</text:p>
          </table:table-cell>
          <table:table-cell table:formula="of:=[.D15]+[.E15]" office:value-type="float" office:value="86.14" calcext:value-type="float">
            <text:p>86,14</text:p>
          </table:table-cell>
          <table:table-cell table:formula="of:=[.$F$24]-[.F15]" office:value-type="float" office:value="0.00500000000002387" calcext:value-type="float">
            <text:p>0,005000000000024</text:p>
          </table:table-cell>
          <table:table-cell table:formula="of:=[.E15]+[.G15]" office:value-type="float" office:value="70.215" calcext:value-type="float">
            <text:p>70,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56+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25</text:p>
          </table:table-cell>
          <table:table-cell table:style-name="ce2" office:value-type="float" office:value="14.18" calcext:value-type="float">
            <text:p>14,18</text:p>
          </table:table-cell>
          <table:table-cell office:value-type="float" office:value="71.965" calcext:value-type="float">
            <text:p>71,965</text:p>
          </table:table-cell>
          <table:table-cell table:formula="of:=[.D16]+[.E16]" office:value-type="float" office:value="86.145" calcext:value-type="float">
            <text:p>86,145</text:p>
          </table:table-cell>
          <table:table-cell table:formula="of:=[.$F$24]-[.F16]" office:value-type="float" office:value="0" calcext:value-type="float">
            <text:p>0</text:p>
          </table:table-cell>
          <table:table-cell table:formula="of:=[.E16]+[.G16]" office:value-type="float" office:value="71.965" calcext:value-type="float">
            <text:p>71,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78-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24</text:p>
          </table:table-cell>
          <table:table-cell table:style-name="ce2" office:value-type="float" office:value="12.91" calcext:value-type="float">
            <text:p>12,91</text:p>
          </table:table-cell>
          <table:table-cell office:value-type="float" office:value="73.23" calcext:value-type="float">
            <text:p>73,23</text:p>
          </table:table-cell>
          <table:table-cell table:formula="of:=[.D17]+[.E17]" office:value-type="float" office:value="86.14" calcext:value-type="float">
            <text:p>86,14</text:p>
          </table:table-cell>
          <table:table-cell table:formula="of:=[.$F$24]-[.F17]" office:value-type="float" office:value="0.00500000000000966" calcext:value-type="float">
            <text:p>0,00500000000001</text:p>
          </table:table-cell>
          <table:table-cell table:formula="of:=[.E17]+[.G17]" office:value-type="float" office:value="73.235" calcext:value-type="float">
            <text:p>73,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78+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23</text:p>
          </table:table-cell>
          <table:table-cell table:style-name="ce2" office:value-type="float" office:value="11.52" calcext:value-type="float">
            <text:p>11,52</text:p>
          </table:table-cell>
          <table:table-cell office:value-type="float" office:value="73.23" calcext:value-type="float">
            <text:p>73,23</text:p>
          </table:table-cell>
          <table:table-cell table:formula="of:=[.D17]+[.E18]" office:value-type="float" office:value="86.14" calcext:value-type="float">
            <text:p>86,14</text:p>
          </table:table-cell>
          <table:table-cell table:formula="of:=[.$F$24]-[.F18]" office:value-type="float" office:value="0.00500000000000966" calcext:value-type="float">
            <text:p>0,00500000000001</text:p>
          </table:table-cell>
          <table:table-cell table:formula="of:=[.E18]+[.G18]" office:value-type="float" office:value="73.235" calcext:value-type="float">
            <text:p>73,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910-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D22</text:p>
          </table:table-cell>
          <table:table-cell table:style-name="ce2" office:value-type="float" office:value="13.62" calcext:value-type="float">
            <text:p>13,62</text:p>
          </table:table-cell>
          <table:table-cell office:value-type="float" office:value="74.62" calcext:value-type="float">
            <text:p>74,62</text:p>
          </table:table-cell>
          <table:table-cell table:formula="of:=[.D18]+[.E19]" office:value-type="float" office:value="86.14" calcext:value-type="float">
            <text:p>86,14</text:p>
          </table:table-cell>
          <table:table-cell table:formula="of:=[.$F$24]-[.F19]" office:value-type="float" office:value="0.00500000000000966" calcext:value-type="float">
            <text:p>0,00500000000001</text:p>
          </table:table-cell>
          <table:table-cell table:formula="of:=[.E19]+[.G19]" office:value-type="float" office:value="74.625" calcext:value-type="float">
            <text:p>74,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910+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D21</text:p>
          </table:table-cell>
          <table:table-cell table:style-name="ce2" office:value-type="float" office:value="14.73" calcext:value-type="float">
            <text:p>14,73</text:p>
          </table:table-cell>
          <table:table-cell office:value-type="float" office:value="72.52" calcext:value-type="float">
            <text:p>72,52</text:p>
          </table:table-cell>
          <table:table-cell table:formula="of:=[.D19]+[.E20]" office:value-type="float" office:value="86.14" calcext:value-type="float">
            <text:p>86,14</text:p>
          </table:table-cell>
          <table:table-cell table:formula="of:=[.$F$24]-[.F20]" office:value-type="float" office:value="0.00500000000000966" calcext:value-type="float">
            <text:p>0,00500000000001</text:p>
          </table:table-cell>
          <table:table-cell table:formula="of:=[.E20]+[.G20]" office:value-type="float" office:value="72.525" calcext:value-type="float">
            <text:p>72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1112-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D20</text:p>
          </table:table-cell>
          <table:table-cell table:style-name="ce2" office:value-type="float" office:value="17.59" calcext:value-type="float">
            <text:p>17,59</text:p>
          </table:table-cell>
          <table:table-cell office:value-type="float" office:value="71.41" calcext:value-type="float">
            <text:p>71,41</text:p>
          </table:table-cell>
          <table:table-cell table:formula="of:=[.D20]+[.E21]" office:value-type="float" office:value="86.14" calcext:value-type="float">
            <text:p>86,14</text:p>
          </table:table-cell>
          <table:table-cell table:formula="of:=[.$F$24]-[.F21]" office:value-type="float" office:value="0.00500000000000966" calcext:value-type="float">
            <text:p>0,00500000000001</text:p>
          </table:table-cell>
          <table:table-cell table:formula="of:=[.E21]+[.G21]" office:value-type="float" office:value="71.415" calcext:value-type="float">
            <text:p>71,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1112+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D19</text:p>
          </table:table-cell>
          <table:table-cell office:value-type="float" office:value="19.51" calcext:value-type="float">
            <text:p>19,51</text:p>
          </table:table-cell>
          <table:table-cell office:value-type="float" office:value="68.55" calcext:value-type="float">
            <text:p>68,55</text:p>
          </table:table-cell>
          <table:table-cell table:formula="of:=[.D21]+[.E22]" office:value-type="float" office:value="86.14" calcext:value-type="float">
            <text:p>86,14</text:p>
          </table:table-cell>
          <table:table-cell table:formula="of:=[.$F$24]-[.F22]" office:value-type="float" office:value="0.00500000000000966" calcext:value-type="float">
            <text:p>0,00500000000001</text:p>
          </table:table-cell>
          <table:table-cell table:formula="of:=[.E22]+[.G22]" office:value-type="float" office:value="68.555" calcext:value-type="float">
            <text:p>68,55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MAX([.F15:.F22])" office:value-type="float" office:value="86.145" calcext:value-type="float">
            <text:p>86,145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.13 pin -&gt; trace length" table:style-name="ta1">
        <table:table-column table:style-name="co1" table:number-columns-repeated="2" table:default-cell-style-name="ce7"/>
        <table:table-row table:style-name="ro1">
          <table:table-cell office:value-type="string" calcext:value-type="string">
            <text:p>A3</text:p>
          </table:table-cell>
          <table:table-cell office:value-type="float" office:value="47.94" calcext:value-type="float">
            <text:p>47,9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50.82" calcext:value-type="float">
            <text:p>50,8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49.92" calcext:value-type="float">
            <text:p>49,92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41.01" calcext:value-type="float">
            <text:p>41,01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36.34" calcext:value-type="float">
            <text:p>36,34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35.18" calcext:value-type="float">
            <text:p>35,18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31.47" calcext:value-type="float">
            <text:p>31,47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29.79" calcext:value-type="float">
            <text:p>29,79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28.44" calcext:value-type="float">
            <text:p>28,44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25.47" calcext:value-type="float">
            <text:p>25,47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33.51" calcext:value-type="float">
            <text:p>33,51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19.12" calcext:value-type="float">
            <text:p>19,12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16.11" calcext:value-type="float">
            <text:p>16,11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float" office:value="12.52" calcext:value-type="float">
            <text:p>12,52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float" office:value="11.42" calcext:value-type="float">
            <text:p>11,42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float" office:value="16.17" calcext:value-type="float">
            <text:p>16,17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float" office:value="12.65" calcext:value-type="float">
            <text:p>12,65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float" office:value="18.84" calcext:value-type="float">
            <text:p>18,84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float" office:value="14.67" calcext:value-type="float">
            <text:p>14,67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float" office:value="17.14" calcext:value-type="float">
            <text:p>17,14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float" office:value="22.76" calcext:value-type="float">
            <text:p>22,76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office:value-type="float" office:value="23.12" calcext:value-type="float">
            <text:p>23,12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float" office:value="26.67" calcext:value-type="float">
            <text:p>26,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47.46" calcext:value-type="float">
            <text:p>47,4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50.53" calcext:value-type="float">
            <text:p>50,53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43.56" calcext:value-type="float">
            <text:p>43,56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41.18" calcext:value-type="float">
            <text:p>41,18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8.13" calcext:value-type="float">
            <text:p>38,13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3.55" calcext:value-type="float">
            <text:p>33,55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0.82" calcext:value-type="float">
            <text:p>30,82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42.85" calcext:value-type="float">
            <text:p>42,85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26.76" calcext:value-type="float">
            <text:p>26,76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23.54" calcext:value-type="float">
            <text:p>23,54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float" office:value="21.66" calcext:value-type="float">
            <text:p>21,66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office:value-type="float" office:value="12.94" calcext:value-type="float">
            <text:p>12,94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office:value-type="float" office:value="9.37" calcext:value-type="float">
            <text:p>9,37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office:value-type="float" office:value="11.32" calcext:value-type="float">
            <text:p>11,32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office:value-type="float" office:value="10.64" calcext:value-type="float">
            <text:p>10,64</text:p>
          </table:table-cell>
        </table:table-row>
        <table:table-row table:style-name="ro1">
          <table:table-cell office:value-type="string" calcext:value-type="string">
            <text:p>B27</text:p>
          </table:table-cell>
          <table:table-cell office:value-type="float" office:value="14.66" calcext:value-type="float">
            <text:p>14,66</text:p>
          </table:table-cell>
        </table:table-row>
        <table:table-row table:style-name="ro1">
          <table:table-cell office:value-type="string" calcext:value-type="string">
            <text:p>B28</text:p>
          </table:table-cell>
          <table:table-cell office:value-type="float" office:value="16.13" calcext:value-type="float">
            <text:p>16,13</text:p>
          </table:table-cell>
        </table:table-row>
        <table:table-row table:style-name="ro1">
          <table:table-cell office:value-type="string" calcext:value-type="string">
            <text:p>B29</text:p>
          </table:table-cell>
          <table:table-cell office:value-type="float" office:value="18.45" calcext:value-type="float">
            <text:p>18,45</text:p>
          </table:table-cell>
        </table:table-row>
        <table:table-row table:style-name="ro1">
          <table:table-cell office:value-type="string" calcext:value-type="string">
            <text:p>B30</text:p>
          </table:table-cell>
          <table:table-cell office:value-type="float" office:value="19.53" calcext:value-type="float">
            <text:p>19,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48.06" calcext:value-type="float">
            <text:p>48,06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0.42" calcext:value-type="float">
            <text:p>50,4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44.03" calcext:value-type="float">
            <text:p>44,0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40.65" calcext:value-type="float">
            <text:p>40,6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40.55" calcext:value-type="float">
            <text:p>40,5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6.89" calcext:value-type="float">
            <text:p>36,89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42.83" calcext:value-type="float">
            <text:p>42,83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40.83" calcext:value-type="float">
            <text:p>40,83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29.53" calcext:value-type="float">
            <text:p>29,53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28.85" calcext:value-type="float">
            <text:p>28,85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23.26" calcext:value-type="float">
            <text:p>23,26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2.23" calcext:value-type="float">
            <text:p>22,23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29.19" calcext:value-type="float">
            <text:p>29,19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15.66" calcext:value-type="float">
            <text:p>15,66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3.54" calcext:value-type="float">
            <text:p>13,54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13.92" calcext:value-type="float">
            <text:p>13,92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8.85" calcext:value-type="float">
            <text:p>8,85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0.26" calcext:value-type="float">
            <text:p>10,26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0.34" calcext:value-type="float">
            <text:p>10,34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10.91" calcext:value-type="float">
            <text:p>10,91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float" office:value="15.81" calcext:value-type="float">
            <text:p>15,81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float" office:value="16.75" calcext:value-type="float">
            <text:p>16,75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float" office:value="18.52" calcext:value-type="float">
            <text:p>18,52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float" office:value="20.19" calcext:value-type="float">
            <text:p>20,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48.26" calcext:value-type="float">
            <text:p>48,26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47.25" calcext:value-type="float">
            <text:p>47,2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44.17" calcext:value-type="float">
            <text:p>44,17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47.7" calcext:value-type="float">
            <text:p>47,7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40.07" calcext:value-type="float">
            <text:p>40,07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3.24" calcext:value-type="float">
            <text:p>43,24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36.91" calcext:value-type="float">
            <text:p>36,9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36.12" calcext:value-type="float">
            <text:p>36,12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31.28" calcext:value-type="float">
            <text:p>31,28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28.32" calcext:value-type="float">
            <text:p>28,32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float" office:value="27.1" calcext:value-type="float">
            <text:p>27,1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float" office:value="24.45" calcext:value-type="float">
            <text:p>24,45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float" office:value="23.76" calcext:value-type="float">
            <text:p>23,76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float" office:value="19.51" calcext:value-type="float">
            <text:p>19,51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float" office:value="17.59" calcext:value-type="float">
            <text:p>17,59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float" office:value="14.73" calcext:value-type="float">
            <text:p>14,73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13.62" calcext:value-type="float">
            <text:p>13,62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float" office:value="11.52" calcext:value-type="float">
            <text:p>11,52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float" office:value="12.91" calcext:value-type="float">
            <text:p>12,91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14.18" calcext:value-type="float">
            <text:p>14,18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float" office:value="15.93" calcext:value-type="float">
            <text:p>15,93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float" office:value="17.29" calcext:value-type="float">
            <text:p>17,29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float" office:value="18.35" calcext:value-type="float">
            <text:p>18,35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float" office:value="20.28" calcext:value-type="float">
            <text:p>20,28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float" office:value="22.14" calcext:value-type="float">
            <text:p>22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2" loext:min-decimal-places="2" number:min-integer-digits="1"/>
      <number:text> "</number:text>
    </number:number-style>
    <number:number-style style:name="N112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 style:data-style-name="N2" text:time-value="10:25:19.623235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7T13:20:56.903939535</meta:creation-date>
    <dc:date>2023-09-09T10:38:27.720910580</dc:date>
    <meta:editing-duration>PT4H46M57S</meta:editing-duration>
    <meta:editing-cycles>46</meta:editing-cycles>
    <meta:generator>LibreOffice/6.1.5.2$Linux_X86_64 LibreOffice_project/10$Build-2</meta:generator>
    <meta:document-statistic meta:table-count="2" meta:cell-count="347" meta:object-count="0"/>
  </office:meta>
</office:document-meta>
</file>